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imbing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9:39:0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2543" calcext:value-type="float">
            <text:p>0.2543</text:p>
          </table:table-cell>
          <table:table-cell office:value-type="float" office:value="17.8124" calcext:value-type="float">
            <text:p>17.8124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7382" calcext:value-type="float">
            <text:p>0.73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9:15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table:style-name="ce2" office:value-type="float" office:value="0.2932" calcext:value-type="float">
            <text:p>0.2932</text:p>
          </table:table-cell>
          <table:table-cell table:style-name="ce2" office:value-type="float" office:value="18.7965" calcext:value-type="float">
            <text:p>18.7965</text:p>
          </table:table-cell>
          <table:table-cell office:value-type="float" office:value="0.9337" calcext:value-type="float">
            <text:p>0.9337</text:p>
          </table:table-cell>
          <table:table-cell table:style-name="ce2" office:value-type="float" office:value="0.6996" calcext:value-type="float">
            <text:p>0.69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9:2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2448" calcext:value-type="float">
            <text:p>0.2448</text:p>
          </table:table-cell>
          <table:table-cell office:value-type="float" office:value="17.974" calcext:value-type="float">
            <text:p>17.974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7492" calcext:value-type="float">
            <text:p>0.74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9:45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2923" calcext:value-type="float">
            <text:p>0.2923</text:p>
          </table:table-cell>
          <table:table-cell office:value-type="float" office:value="18.2829" calcext:value-type="float">
            <text:p>18.2829</text:p>
          </table:table-cell>
          <table:table-cell office:value-type="float" office:value="0.942" calcext:value-type="float">
            <text:p>0.942</text:p>
          </table:table-cell>
          <table:table-cell office:value-type="float" office:value="0.7008" calcext:value-type="float">
            <text:p>0.70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9:52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2679" calcext:value-type="float">
            <text:p>0.2679</text:p>
          </table:table-cell>
          <table:table-cell office:value-type="float" office:value="18.0993" calcext:value-type="float">
            <text:p>18.0993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7277" calcext:value-type="float">
            <text:p>0.72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40:0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2831" calcext:value-type="float">
            <text:p>0.2831</text:p>
          </table:table-cell>
          <table:table-cell office:value-type="float" office:value="18.0871" calcext:value-type="float">
            <text:p>18.0871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7105" calcext:value-type="float">
            <text:p>0.71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9:40:58.171577988</dc:date>
    <meta:editing-duration>PT24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